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950e" draw:textarea-vertical-align="middle"/>
    </style:style>
    <style:style style:name="gr2" style:family="graphic" style:parent-style-name="standard">
      <style:graphic-properties draw:stroke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1.348cm"/>
    </style:style>
    <style:style style:name="gr4" style:family="graphic" style:parent-style-name="standard">
      <style:graphic-properties draw:stroke="none" svg:stroke-color="#000000" draw:fill="none" draw:fill-color="#ffffff" fo:min-height="20.117cm"/>
    </style:style>
    <style:style style:name="gr5" style:family="graphic" style:parent-style-name="standard">
      <style:graphic-properties svg:stroke-color="#ff950e" draw:fill-color="#ff950e" draw:textarea-vertical-align="middle"/>
    </style:style>
    <style:style style:name="gr6" style:family="graphic" style:parent-style-name="objectwithoutfill">
      <style:graphic-properties svg:stroke-width="1.376cm" svg:stroke-color="#ffffff" draw:marker-start-width="2.267cm" draw:marker-end-width="2.267cm" draw:fill="none" draw:textarea-vertical-align="middle" fo:padding-top="0.816cm" fo:padding-bottom="0.816cm" fo:padding-left="0.941cm" fo:padding-right="0.941cm"/>
    </style:style>
    <style:style style:name="gr7" style:family="graphic" style:parent-style-name="standard">
      <style:graphic-properties draw:stroke="none" svg:stroke-width="0cm" draw:marker-start-width="0.199cm" draw:marker-end-width="0.199cm" draw:fill-color="#ffffff" draw:textarea-vertical-align="middle" fo:padding-top="0.124cm" fo:padding-bottom="0.124cm" fo:padding-left="0.249cm" fo:padding-right="0.249cm"/>
    </style:style>
    <style:style style:name="gr8" style:family="graphic" style:parent-style-name="objectwithoutfill">
      <style:graphic-properties svg:stroke-width="1.588cm" svg:stroke-color="#ffffff" draw:marker-start-width="2.584cm" draw:marker-end-width="2.584cm" draw:fill="none" draw:textarea-vertical-align="middle" fo:padding-top="0.921cm" fo:padding-bottom="0.921cm" fo:padding-left="1.046cm" fo:padding-right="1.046cm"/>
    </style:style>
    <style:style style:name="gr9" style:family="graphic" style:parent-style-name="standard">
      <style:graphic-properties draw:stroke="solid" svg:stroke-width="0.847cm" svg:stroke-color="#ff950e" draw:marker-start-width="1.471cm" draw:marker-end-width="1.471cm" draw:fill-color="#ffffff" draw:textarea-horizontal-align="justify" draw:textarea-vertical-align="middle" draw:auto-grow-height="false" fo:min-height="0cm" fo:min-width="0cm" fo:padding-top="0.549cm" fo:padding-bottom="0.549cm" fo:padding-left="0.674cm" fo:padding-right="0.674cm"/>
    </style:style>
    <style:style style:name="gr10" style:family="graphic" style:parent-style-name="standard">
      <style:graphic-properties draw:stroke="none" svg:stroke-color="#ff950e" draw:fill-color="#ff950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9.85cm"/>
    </style:style>
    <style:style style:name="gr12" style:family="graphic" style:parent-style-name="standard">
      <style:graphic-properties draw:stroke="none" svg:stroke-color="#000000" draw:fill="none" draw:fill-color="#ffffff" fo:min-height="5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5pt" style:font-size-asian="285pt" style:font-size-complex="285pt"/>
    </style:style>
    <style:style style:name="P3" style:family="paragraph">
      <style:paragraph-properties fo:text-align="center"/>
      <style:text-properties fo:color="#ff950e" fo:font-size="285pt" style:font-size-asian="285pt" style:font-size-complex="285pt"/>
    </style:style>
    <style:style style:name="P4" style:family="paragraph">
      <style:paragraph-properties fo:text-align="center"/>
      <style:text-properties fo:font-size="450pt" style:font-size-asian="450pt" style:font-size-complex="450pt"/>
    </style:style>
    <style:style style:name="P5" style:family="paragraph">
      <style:paragraph-properties fo:text-align="center"/>
      <style:text-properties fo:color="#ff950e" fo:font-size="450pt" fo:font-weight="normal" style:font-size-asian="450pt" style:font-weight-asian="normal" style:font-size-complex="450pt" style:font-weight-complex="normal"/>
    </style:style>
    <style:style style:name="P6" style:family="paragraph">
      <style:paragraph-properties fo:line-height="100%" fo:text-align="center" style:text-autospace="none"/>
      <style:text-properties fo:color="#ffffff" fo:font-family="Arial" style:font-family-generic="swiss" style:font-pitch="variable"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P7" style:family="paragraph">
      <style:paragraph-properties fo:text-align="center" style:text-autospace="none"/>
      <style:text-properties fo:color="#ffffff" fo:font-size="74pt" fo:font-weight="bold" style:font-size-asian="74pt" style:font-weight-asian="bold" style:font-family-complex="'Times New Roman'" style:font-family-generic-complex="roman" style:font-pitch-complex="variable" style:font-size-complex="74pt" style:font-weight-complex="bold"/>
    </style:style>
    <style:style style:name="T1" style:family="text">
      <style:text-properties fo:color="#ff950e"/>
    </style:style>
    <style:style style:name="T2" style:family="text">
      <style:text-properties fo:color="#ff950e" fo:font-weight="bold" style:font-weight-asian="bold" style:font-weight-complex="bold"/>
    </style:style>
    <style:style style:name="T3" style:family="text">
      <style:text-properties fo:color="#ff950e" fo:font-size="450pt" fo:font-weight="normal" style:font-size-asian="450pt" style:font-weight-asian="normal" style:font-size-complex="450pt" style:font-weight-complex="normal"/>
    </style:style>
    <style:style style:name="T4" style:family="text">
      <style:text-properties style:text-outline="false" style:text-line-through-style="none" fo:font-family="Arial" style:font-family-generic="swiss" style:font-pitch="variable" fo:font-size="205.899993896484pt" fo:language="en" fo:country="US" fo:font-style="normal" fo:text-shadow="none" style:text-underline-style="none" style:letter-kerning="true" style:font-family-asian="Arial" style:font-family-generic-asian="swiss" style:font-pitch-asian="variable" style:font-size-asian="205.899993896484pt" style:font-style-asian="normal" style:font-family-complex="Arial" style:font-family-generic-complex="swiss" style:font-pitch-complex="variable" style:font-size-complex="116.199996948242pt" style:font-style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fo:font-family="Arial" style:font-family-generic="swiss" style:font-pitch="variable" fo:font-size="274.100006103516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274.100006103516pt" style:font-style-asian="normal" style:font-weight-asian="bold" style:font-family-complex="Arial" style:font-family-generic-complex="swiss" style:font-pitch-complex="variable" style:font-size-complex="154.69999694824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fo:font-family="Arial" style:font-family-generic="swiss" style:font-pitch="variable" fo:font-size="274.100006103516pt" fo:language="en" fo:country="US" fo:font-style="normal" fo:text-shadow="none" style:text-underline-style="none" style:letter-kerning="true" style:font-family-asian="Arial" style:font-family-generic-asian="swiss" style:font-pitch-asian="variable" style:font-size-asian="274.100006103516pt" style:font-style-asian="normal" style:font-family-complex="Arial" style:font-family-generic-complex="swiss" style:font-pitch-complex="variable" style:font-size-complex="154.699996948242pt" style:font-style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fo:font-family="Arial" style:font-family-generic="swiss" style:font-pitch="variable" fo:font-size="116.19999694824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16.199996948242pt" style:font-style-asian="normal" style:font-weight-asian="normal" style:font-family-complex="Arial" style:font-family-generic-complex="swiss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fo:font-family="Arial" style:font-family-generic="roman" style:font-pitch="variable" fo:font-size="74pt" fo:font-style="normal" fo:text-shadow="none" style:text-underline-style="none" fo:font-weight="bold" style:letter-kerning="true" style:font-family-asian="'Microsoft YaHei'" style:font-family-generic-asian="system" style:font-pitch-asian="variable" style:font-size-asian="74pt" style:font-style-asian="normal" style:font-weight-asian="bold" style:font-family-complex="'Times New Roman'" style:font-family-generic-complex="roman" style:font-pitch-complex="variable" style:font-size-complex="7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5.6cm" svg:height="205.6cm" svg:x="0cm" svg:y="0cm">
          <text:p/>
        </draw:rect>
        <draw:rect draw:style-name="gr2" draw:text-style-name="P1" draw:layer="layout" svg:width="66cm" svg:height="88.9cm" svg:x="9.8cm" svg:y="28cm">
          <text:p/>
        </draw:rect>
        <draw:g>
          <draw:frame draw:style-name="gr3" draw:text-style-name="P3" draw:layer="layout" svg:width="61.6cm" svg:height="11.598cm" svg:x="12cm" svg:y="91.302cm">
            <draw:text-box>
              <text:p text:style-name="P2"><text:span text:style-name="T1">scratch</text:span><text:span text:style-name="T2">Client</text:span></text:p>
            </draw:text-box>
          </draw:frame>
          <draw:frame draw:style-name="gr4" draw:text-style-name="P5" draw:layer="layout" svg:width="77.1cm" svg:height="20.367cm" svg:x="4.25cm" svg:y="99.533cm">
            <draw:text-box>
              <text:p text:style-name="P4"><text:span text:style-name="T3">Tutorials</text:span></text:p>
            </draw:text-box>
          </draw:frame>
          <draw:g>
            <draw:rect draw:style-name="gr5" draw:text-style-name="P1" draw:layer="layout" svg:width="60cm" svg:height="60cm" svg:x="12.8cm" svg:y="31cm">
              <text:p/>
            </draw:rect>
            <draw:line draw:style-name="gr6" draw:text-style-name="P1" draw:layer="layout" svg:x1="25.724cm" svg:y1="34.948cm" svg:x2="25.775cm" svg:y2="68.914cm">
              <text:p/>
            </draw:line>
            <draw:rect draw:style-name="gr7" draw:text-style-name="P1" draw:layer="layout" svg:width="7.2cm" svg:height="3cm" svg:x="22.148cm" svg:y="58.714cm">
              <text:p/>
            </draw:rect>
            <draw:g>
              <draw:rect draw:style-name="gr7" draw:text-style-name="P1" draw:layer="layout" svg:width="19.926cm" svg:height="9.006cm" svg:x="42.518cm" svg:y="47.842cm">
                <text:p/>
              </draw:rect>
              <draw:rect draw:style-name="gr7" draw:text-style-name="P1" draw:layer="layout" svg:width="6.447cm" svg:height="7.032cm" svg:x="49.259cm" svg:y="41.395cm">
                <text:p/>
              </draw:rect>
            </draw:g>
            <draw:line draw:style-name="gr8" draw:text-style-name="P1" draw:layer="layout" svg:x1="56.297cm" svg:y1="34.948cm" svg:x2="53.366cm" svg:y2="41.98cm">
              <text:p/>
            </draw:line>
            <draw:circle draw:style-name="gr2" draw:text-style-name="P1" draw:layer="layout" svg:width="15.6cm" svg:height="15.6cm" svg:x="17.948cm" svg:y="71.701cm">
              <text:p/>
            </draw:circle>
            <draw:rect draw:style-name="gr7" draw:text-style-name="P1" draw:layer="layout" svg:width="13.296cm" svg:height="24.546cm" svg:x="49.148cm" svg:y="62.755cm">
              <text:p/>
            </draw:rect>
            <draw:custom-shape draw:style-name="gr9" draw:text-style-name="P1" draw:layer="layout" svg:width="6.644cm" svg:height="20.452cm" draw:transform="skewX (0.000523598775598392) rotate (-2.35619449019309) translate (70.704cm 69.016cm)">
              <text:p/>
              <draw:enhanced-geometry svg:viewBox="0 0 21600 21600" draw:mirror-horizontal="true" draw:glue-points="?f6 10800 10800 21600 ?f5 10800 10800 0" draw:text-areas="?f3 ?f3 ?f4 ?f4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10" draw:text-style-name="P1" draw:layer="layout" svg:width="3.402cm" svg:height="3.3cm" svg:x="54.095cm" svg:y="67.714cm">
              <text:p/>
            </draw:ellipse>
          </draw:g>
        </draw:g>
        <draw:frame draw:style-name="gr11" draw:text-style-name="P6" draw:layer="layout" svg:width="81.8cm" svg:height="30.1cm" svg:x="1.9cm" svg:y="2.8cm">
          <draw:text-box>
            <text:p text:style-name="P6"><text:span text:style-name="T4">Control the </text:span><text:span text:style-name="T5">physical world </text:span><text:span text:style-name="T4">from</text:span><text:span text:style-name="T6"> </text:span><text:span text:style-name="T5">Scratch</text:span><text:span text:style-name="T7"> </text:span></text:p>
          </draw:text-box>
        </draw:frame>
        <draw:frame draw:style-name="gr12" draw:text-style-name="P7" draw:layer="layout" svg:width="77cm" svg:height="5.7cm" svg:x="4.3cm" svg:y="118.4cm">
          <draw:text-box>
            <text:p text:style-name="P7"><text:span text:style-name="T8">www.hansdejongehv.github.io/scratchClient-Tutoria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nl" fo:country="NL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cm" fo:margin-bottom="0cm" fo:margin-left="0cm" fo:margin-right="0cm" fo:page-width="85.6cm" fo:page-height="20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de Jong</meta:initial-creator>
    <meta:creation-date>2018-02-06T07:19:38.06</meta:creation-date>
    <dc:date>2018-09-17T07:38:49.34</dc:date>
    <dc:creator>Hans de Jong</dc:creator>
    <meta:editing-duration>P1DT15H8M3S</meta:editing-duration>
    <meta:editing-cycles>13</meta:editing-cycles>
    <meta:generator>OpenOffice/4.1.1$Win32 OpenOffice.org_project/411m6$Build-9775</meta:generator>
    <meta:document-statistic meta:object-count="19"/>
  </office:meta>
</office:document-meta>
</file>